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5.329cm" table:align="margins"/>
    </style:style>
    <style:style style:name="Tabelle11.A" style:family="table-column">
      <style:table-column-properties style:column-width="2.794cm" style:rel-column-width="34364*"/>
    </style:style>
    <style:style style:name="Tabelle11.B" style:family="table-column">
      <style:table-column-properties style:column-width="2.535cm" style:rel-column-width="31171*"/>
    </style:style>
    <style:style style:name="Tabelle11.A1" style:family="table-cell">
      <style:table-cell-properties fo:padding="0cm" fo:border="none"/>
    </style:style>
    <style:style style:name="Tabelle2" style:family="table">
      <style:table-properties style:width="16.995cm" fo:break-before="auto" fo:break-after="auto" table:align="left" fo:keep-with-next="auto" style:may-break-between-rows="true"/>
    </style:style>
    <style:style style:name="Tabelle2.A" style:family="table-column">
      <style:table-column-properties style:column-width="0.811cm"/>
    </style:style>
    <style:style style:name="Tabelle2.B" style:family="table-column">
      <style:table-column-properties style:column-width="0.603cm"/>
    </style:style>
    <style:style style:name="Tabelle2.C" style:family="table-column">
      <style:table-column-properties style:column-width="1.482cm"/>
    </style:style>
    <style:style style:name="Tabelle2.D" style:family="table-column">
      <style:table-column-properties style:column-width="0.205cm"/>
    </style:style>
    <style:style style:name="Tabelle2.E" style:family="table-column">
      <style:table-column-properties style:column-width="4.15cm"/>
    </style:style>
    <style:style style:name="Tabelle2.F" style:family="table-column">
      <style:table-column-properties style:column-width="2.438cm"/>
    </style:style>
    <style:style style:name="Tabelle2.G" style:family="table-column">
      <style:table-column-properties style:column-width="2.307cm"/>
    </style:style>
    <style:style style:name="Tabelle2.H" style:family="table-column">
      <style:table-column-properties style:column-width="0.139cm"/>
    </style:style>
    <style:style style:name="Tabelle2.I" style:family="table-column">
      <style:table-column-properties style:column-width="2.302cm"/>
    </style:style>
    <style:style style:name="Tabelle2.J" style:family="table-column">
      <style:table-column-properties style:column-width="0.127cm"/>
    </style:style>
    <style:style style:name="Tabelle2.K" style:family="table-column">
      <style:table-column-properties style:column-width="2.431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2.A3" style:family="table-cell">
      <style:table-cell-properties fo:background-color="#c0c0c0" fo:padding="0.097cm" fo:border="none">
        <style:background-image/>
      </style:table-cell-properties>
    </style:style>
    <style:style style:name="Tabelle2.4" style:family="table-row">
      <style:table-row-properties style:min-row-height="0.173cm" style:keep-together="false" fo:keep-together="always"/>
    </style:style>
    <style:style style:name="Tabelle2.A4" style:family="table-cell">
      <style:table-cell-properties fo:padding="0.097cm" fo:border="none"/>
    </style:style>
    <style:style style:name="Tabelle2.A6" style:family="table-cell">
      <style:table-cell-properties fo:padding="0.097cm" fo:border-left="none" fo:border-right="none" fo:border-top="none" fo:border-bottom="0.002cm solid #b3b3b3"/>
    </style:style>
    <style:style style:name="Tabelle2.A16" style:family="table-cell">
      <style:table-cell-properties fo:padding="0.097cm" fo:border-left="none" fo:border-right="none" fo:border-top="none" fo:border-bottom="0.002cm solid #4c4c4c"/>
    </style:style>
    <style:style style:name="Table1" style:family="table">
      <style:table-properties style:width="16.995cm" fo:break-before="auto" fo:break-after="auto" table:align="left" fo:keep-with-next="auto" style:may-break-between-rows="true"/>
    </style:style>
    <style:style style:name="Table1.A" style:family="table-column">
      <style:table-column-properties style:column-width="8.497cm"/>
    </style:style>
    <style:style style:name="Table1.B" style:family="table-column">
      <style:table-column-properties style:column-width="8.49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="none"/>
    </style:style>
    <style:style style:name="P1" style:family="paragraph" style:parent-style-name="Frame_20_contents">
      <style:text-properties style:font-name="HelveticaNeue-LightCond" fo:font-size="6pt" style:font-size-asian="6pt" style:font-size-complex="6pt"/>
    </style:style>
    <style:style style:name="P2" style:family="paragraph" style:parent-style-name="Standard"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HelveticaNeue-LightCond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HelveticaNeue-LightCond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HelveticaNeue-LightCond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text-properties style:font-name="HelveticaNeue-LightCond" fo:font-size="9pt" style:font-size-asian="9pt" style:font-size-complex="9pt"/>
    </style:style>
    <style:style style:name="P10" style:family="paragraph" style:parent-style-name="Standard">
      <style:text-properties style:font-name="HelveticaNeue-LightCond" fo:font-size="9pt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HelveticaNeue-LightCond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zusammenhalt">
      <style:text-properties fo:color="#333333" fo:font-size="9pt" style:font-size-asian="9pt" style:font-size-complex="9pt"/>
    </style:style>
    <style:style style:name="P15" style:family="paragraph" style:parent-style-name="zusammenhalt">
      <style:paragraph-properties fo:orphans="0" fo:widows="0"/>
      <style:text-properties fo:color="#333333" fo:font-size="9pt" style:font-size-asian="9pt" style:font-size-complex="9pt"/>
    </style:style>
    <style:style style:name="P16" style:family="paragraph" style:parent-style-name="zusammenhalt">
      <style:text-properties fo:color="#333333" fo:font-size="2pt" style:font-size-asian="2pt" style:font-size-complex="2pt"/>
    </style:style>
    <style:style style:name="P17" style:family="paragraph" style:parent-style-name="zusammenhalt">
      <style:text-properties fo:font-size="9pt" style:font-size-asian="9pt" style:font-size-complex="9pt"/>
    </style:style>
    <style:style style:name="P18" style:family="paragraph" style:parent-style-name="zusammenhalt"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19" style:family="paragraph" style:parent-style-name="zusammenhalt">
      <style:paragraph-properties fo:text-align="end" style:justify-single-word="false" fo:orphans="0" fo:widows="0" fo:keep-with-next="auto"/>
      <style:text-properties fo:font-size="9pt" style:font-size-asian="9pt" style:font-size-complex="9pt"/>
    </style:style>
    <style:style style:name="P20" style:family="paragraph" style:parent-style-name="zusammenhalt">
      <style:paragraph-properties fo:text-align="end" style:justify-single-word="false" fo:orphans="0" fo:widows="0" fo:keep-with-next="auto"/>
      <style:text-properties fo:color="#000000" fo:font-size="9pt" fo:font-weight="bold" style:font-size-asian="9pt" style:font-weight-asian="bold" style:font-size-complex="9pt" style:font-weight-complex="bold"/>
    </style:style>
    <style:style style:name="P21" style:family="paragraph" style:parent-style-name="zusammenhalt">
      <style:paragraph-properties fo:text-align="start" style:justify-single-word="false" fo:orphans="0" fo:widows="0" fo:keep-with-next="auto"/>
      <style:text-properties fo:color="#000000" fo:font-size="9pt" fo:font-weight="bold" style:font-size-asian="9pt" style:font-weight-asian="bold" style:font-size-complex="9pt" style:font-weight-complex="bold"/>
    </style:style>
    <style:style style:name="P22" style:family="paragraph" style:parent-style-name="zusammenhalt">
      <style:paragraph-properties fo:text-align="end" style:justify-single-word="false" fo:orphans="0" fo:widows="0" fo:keep-with-next="auto"/>
      <style:text-properties fo:color="#000000" fo:font-size="9pt" style:font-size-asian="9pt" style:font-size-complex="9pt"/>
    </style:style>
    <style:style style:name="P23" style:family="paragraph" style:parent-style-name="zusammenhalt">
      <style:paragraph-properties fo:text-align="start" style:justify-single-word="false" fo:orphans="0" fo:widows="0" fo:keep-with-next="auto"/>
      <style:text-properties fo:color="#000000" fo:font-size="9pt" style:font-size-asian="9pt" style:font-size-complex="9pt"/>
    </style:style>
    <style:style style:name="P24" style:family="paragraph" style:parent-style-name="zusammenhalt">
      <style:paragraph-properties fo:text-align="end" style:justify-single-word="false" fo:orphans="0" fo:widows="0" fo:keep-with-next="auto"/>
      <style:text-properties fo:color="#000000" fo:font-size="9pt" fo:font-weight="normal" style:font-size-asian="9pt" style:font-weight-asian="normal" style:font-size-complex="9pt" style:font-weight-complex="normal"/>
    </style:style>
    <style:style style:name="P25" style:family="paragraph" style:parent-style-name="zusammenhalt">
      <style:paragraph-properties fo:text-align="end" style:justify-single-word="false" fo:orphans="0" fo:widows="0" fo:keep-with-next="auto"/>
      <style:text-properties fo:color="#000000" style:font-name="HelveticaNeue-LightCond" fo:font-size="8pt" fo:font-weight="bold" style:font-size-asian="8pt" style:font-weight-asian="bold" style:font-size-complex="8pt" style:font-weight-complex="bold"/>
    </style:style>
    <style:style style:name="P26" style:family="paragraph" style:parent-style-name="zusammenhalt">
      <style:paragraph-properties fo:text-align="end" style:justify-single-word="false" fo:orphans="0" fo:widows="0" fo:keep-with-next="auto"/>
      <style:text-properties fo:color="#333333" fo:font-size="9pt" style:font-size-asian="9pt" style:font-size-complex="9pt"/>
    </style:style>
    <style:style style:name="P27" style:family="paragraph" style:parent-style-name="zusammenhalt">
      <style:paragraph-properties fo:text-align="end" style:justify-single-word="false" fo:orphans="0" fo:widows="0" fo:keep-with-next="auto">
        <style:tab-stops/>
      </style:paragraph-properties>
      <style:text-properties fo:color="#333333" fo:font-size="9pt" style:font-size-asian="9pt" style:font-size-complex="9pt"/>
    </style:style>
    <style:style style:name="P28" style:family="paragraph" style:parent-style-name="zusammenhalt">
      <style:paragraph-properties fo:orphans="0" fo:widows="0" fo:keep-with-next="auto"/>
      <style:text-properties fo:color="#333333" fo:font-size="9pt" style:font-size-asian="9pt" style:font-size-complex="9pt"/>
    </style:style>
    <style:style style:name="P29" style:family="paragraph" style:parent-style-name="zusammenhalt">
      <style:paragraph-properties fo:text-align="start" style:justify-single-word="false" fo:orphans="0" fo:widows="0" fo:keep-with-next="auto"/>
      <style:text-properties fo:color="#333333" fo:font-size="9pt" style:font-size-asian="9pt" style:font-size-complex="9pt"/>
    </style:style>
    <style:style style:name="P30" style:family="paragraph" style:parent-style-name="Table_20_Contents">
      <style:paragraph-properties fo:text-align="end" style:justify-single-word="false" fo:orphans="0" fo:widows="0" fo:keep-with-next="auto"/>
      <style:text-properties fo:color="#000000" style:font-name="HelveticaNeue-LightCond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HelveticaNeue-LightCond"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HelveticaNeue-LightCond" fo:font-size="8pt" style:font-size-asian="8pt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HelveticaNeue-LightCon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HelveticaNeue-LightCon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6" style:family="paragraph" style:parent-style-name="_5f_Sichtfenster_5f_Li">
      <style:text-properties style:font-name="HelveticaNeue-LightCond"/>
    </style:style>
    <style:style style:name="P37" style:family="paragraph" style:parent-style-name="terp_5f_default_5f_8">
      <style:paragraph-properties fo:text-align="end" style:justify-single-word="false"/>
      <style:text-properties style:font-name="HelveticaNeue-LightCond" fo:font-size="9pt" style:font-size-asian="9pt" style:font-size-complex="9pt"/>
    </style:style>
    <style:style style:name="P38" style:family="paragraph" style:parent-style-name="Text_20_body">
      <style:text-properties fo:font-size="3pt" style:font-size-asian="3pt" style:font-size-complex="3pt"/>
    </style:style>
    <style:style style:name="P39" style:family="paragraph" style:parent-style-name="_5f_Adressüberschrift_5f_Fett">
      <style:text-properties style:font-name="HelveticaNeue-LightCond" fo:font-size="8pt" style:font-size-asian="8pt" style:font-size-complex="8pt"/>
    </style:style>
    <style:style style:name="P40" style:family="paragraph" style:parent-style-name="Standard" style:master-page-name="Standard">
      <style:paragraph-properties style:page-numb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0000"/>
    </style:style>
    <style:style style:name="T3" style:family="text">
      <style:text-properties fo:color="#000000"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Sichtfenster_5f_Links">
      <style:graphic-properties style:vertical-pos="from-top" style:vertical-rel="paragraph" style:horizontal-pos="from-left" style:horizontal-rel="paragraph"/>
    </style:style>
    <style:style style:name="fr4" style:family="graphic" style:parent-style-name="_5f_Adresse_5f_Re_5f_Oberhalb">
      <style:graphic-properties style:vertical-pos="from-top" style:vertical-rel="paragraph" style:horizontal-pos="from-inside" style:horizontal-rel="paragraph"/>
    </style:style>
    <style:style style:name="fr5" style:family="graphic" style:parent-style-name="_5f_Adresse_5f_Re_5f_Unterhalb">
      <style:graphic-properties style:vertical-pos="from-top" style:vertical-rel="paragraph" style:horizontal-pos="from-left" style:horizontal-rel="paragraph"/>
    </style:style>
    <style:style style:name="fr6" style:family="graphic" style:parent-style-name="Frame">
      <style:graphic-properties fo:margin-left="0cm" fo:margin-right="0cm" fo:margin-top="0cm" fo:margin-bottom="0cm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Rahmen5" text:anchor-type="paragraph" svg:x="11.885cm" svg:y="3.343cm" svg:width="5.329cm" draw:z-index="4"><draw:text-box fo:min-height="2.868cm"><table:table table:name="Tabelle11" table:style-name="Tabelle11"><table:table-column table:style-name="Tabelle11.A"/><table:table-column table:style-name="Tabelle11.B"/><table:table-row><table:table-cell table:style-name="Tabelle11.A1" office:value-type="string"><text:p text:style-name="P3"><text:text-input text:description="&lt;_()&gt;">Angebotsdatum: </text:text-input></text:p></table:table-cell><table:table-cell table:style-name="Tabelle11.A1" office:value-type="string"><text:p text:style-name="P4"><text:text-input text:description="&lt;o.date_order&gt;">Angebosdatum</text:text-input></text:p></table:table-cell></table:table-row><table:table-row><table:table-cell table:style-name="Tabelle11.A1" office:value-type="string"><text:p text:style-name="P6"><text:text-input text:description="&lt;_()&gt;">Angebot gültig bis: </text:text-input></text:p></table:table-cell><table:table-cell table:style-name="Tabelle11.A1" office:value-type="string"><text:p text:style-name="P8"><text:text-input text:description="&lt;o.openat_salesorder_valid_date&gt;">Gültig Bis</text:text-input></text:p></table:table-cell></table:table-row><table:table-row><table:table-cell table:style-name="Tabelle11.A1" office:value-type="string"><text:p text:style-name="P6"><text:text-input text:description="&lt;_()&gt;">Kunden Nr: </text:text-input></text:p></table:table-cell><table:table-cell table:style-name="Tabelle11.A1" office:value-type="string"><text:p text:style-name="P7"><text:text-input text:description="&lt;o.client_order_ref&gt;">KundenNr.</text:text-input></text:p></table:table-cell></table:table-row><table:table-row><table:table-cell table:style-name="Tabelle11.A1" office:value-type="string"><text:p text:style-name="P6"><text:text-input text:description="&lt;_()&gt;">Kunden-Ust ID: </text:text-input></text:p></table:table-cell><table:table-cell table:style-name="Tabelle11.A1" office:value-type="string"><text:p text:style-name="P7"><text:text-input text:description="&lt;o.partner_id.vat&gt;">Kdr. Ust. ID</text:text-input></text:p></table:table-cell></table:table-row><table:table-row><table:table-cell table:style-name="Tabelle11.A1" office:value-type="string"><text:p text:style-name="P6"><text:text-input text:description="&lt;_()&gt;">Int. Ansprechpartner: </text:text-input></text:p></table:table-cell><table:table-cell table:style-name="Tabelle11.A1" office:value-type="string"><text:p text:style-name="P7"><text:text-input text:description="&lt;o.partner_id.user_id.name&gt;">Int. Ansprechp.</text:text-input></text:p></table:table-cell></table:table-row><table:table-row><table:table-cell table:style-name="Tabelle11.A1" office:value-type="string"><text:p text:style-name="P6"><text:text-input text:description="&lt;_()&gt;">Ext. Ansprechpartner: </text:text-input></text:p></table:table-cell><table:table-cell table:style-name="Tabelle11.A1" office:value-type="string"><text:p text:style-name="P7"/></table:table-cell></table:table-row></table:table><text:p text:style-name="P12"/></draw:text-box></draw:frame><draw:frame draw:style-name="fr2" draw:name="Rahmen4" text:anchor-type="paragraph" svg:x="0cm" svg:y="-0.005cm" svg:width="8.481cm" draw:z-index="0"><draw:text-box fo:min-height="0.416cm"><text:p text:style-name="P1"><text:text-input text:description="&lt;setLang(o.partner_id.lang or &quot;de_DE&quot;)&gt;">[Lang]</text:text-input>ABS.: <text:text-input text:description="&lt;o.company_id.partner_id.name&gt;">Name</text:text-input>, <text:text-input text:description="&lt;o.company_id.partner_id.zip&gt;">PLZ</text:text-input> <text:text-input text:description="&lt;o.company_id.partner_id.city&gt;">City</text:text-input>, <text:text-input text:description="&lt;o.company_id.partner_id.street&gt;">Straße</text:text-input>, <text:text-input text:description="&lt;o.company_id.partner_id.country_id.name&gt;">Country</text:text-input></text:p></draw:text-box></draw:frame><draw:frame draw:style-name="fr3" draw:name="Adressfeld" text:anchor-type="paragraph" svg:x="0cm" svg:y="0.22cm" svg:width="8.5cm" draw:z-index="1"><draw:text-box fo:min-height="4.075cm"><text:p text:style-name="P36"><text:text-input text:description="&lt;o.partner_id.name&gt;">Name</text:text-input><text:line-break/><text:text-input text:description="&lt;o.partner_id.street&gt;">Straße</text:text-input><text:line-break/><text:text-input text:description="&lt;o.partner_id.zip&gt;">PLZ</text:text-input> <text:text-input text:description="&lt;o.partner_id.city&gt;">Stadt</text:text-input><text:line-break/></text:p></draw:text-box></draw:frame><draw:frame draw:style-name="fr4" draw:name="Rahmen7" text:anchor-type="paragraph" svg:x="8.5cm" svg:y="0.199cm" svg:width="6.214cm" draw:z-index="2"><draw:text-box fo:min-height="2.148cm"><text:p text:style-name="P39"><text:text-input text:description="&lt;_()&gt;">Rechnungsadresse:</text:text-input></text:p><text:p text:style-name="_5f_Adresse_5f_Re"><text:text-input text:description="&lt;o.partner_invoice_id.name&gt;">Name</text:text-input></text:p><text:p text:style-name="_5f_Adresse_5f_Re"><text:text-input text:description="&lt;o.partner_invoice_id.street&gt;">Straße</text:text-input></text:p><text:p text:style-name="_5f_Adresse_5f_Re"><text:text-input text:description="&lt;o.partner_invoice_id.zip&gt;">PLZ</text:text-input> <text:text-input text:description="&lt;o.partner_invoice_id.city&gt;">City</text:text-input></text:p></draw:text-box></draw:frame><draw:frame draw:style-name="fr5" draw:name="Rahmen6" text:anchor-type="paragraph" svg:x="8.498cm" svg:y="2.417cm" svg:width="6.228cm" draw:z-index="3"><draw:text-box fo:min-height="1.912cm"><text:p text:style-name="P39"><text:text-input text:description="&lt;_()&gt;">Lieferadresse:</text:text-input></text:p><text:p text:style-name="_5f_Adresse_5f_Re"><text:text-input text:description="&lt;o.partner_shipping_id.name&gt;">Name</text:text-input></text:p><text:p text:style-name="_5f_Adresse_5f_Re"><text:text-input text:description="&lt;o.partner_shipping_id.street&gt;">Straße</text:text-input></text:p><text:p text:style-name="_5f_Adresse_5f_Re"><text:text-input text:description="&lt;o.partner_shipping_id.zip&gt;">PLZ</text:text-input> <text:text-input text:description="&lt;o.partner_shipping_id.city&gt;">City</text:text-input></text:p></draw:text-box></draw:frame></text:p>
      <text:p text:style-name="_5f_Standard_5f_Berichtskopf_5f_Abstan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header-rows>
          <table:table-row table:style-name="Tabelle2.1">
            <table:table-cell table:style-name="Tabelle2.A1" table:number-columns-spanned="11" office:value-type="string">
              <text:p text:style-name="P11"><text:span text:style-name="T1"><text:text-input text:description="&lt;choose&gt;">choose</text:text-input></text:span><text:span text:style-name="T1"><text:text-input text:description="&lt;when test=&quot;o.state=='draft'&quot;&gt;">when DRAFT</text:text-input></text:span><text:text-input text:description="&lt;_()&gt;">Angebotsentwurf.:</text:text-input> <text:text-input text:description="&lt;o.name&gt;">name</text:text-input><text:span text:style-name="T1"><text:text-input text:description="&lt;/when&gt;">end when</text:text-input></text:span><text:span text:style-name="T1"><text:text-input text:description="&lt;when test=&quot;o.state=='cancel'&quot;&gt;">when CANCEL</text:text-input></text:span><text:span text:style-name="T2"><text:text-input text:description="&lt;_()&gt;">Abgebrochen:</text:text-input></text:span> <text:span text:style-name="T2"><text:text-input text:description="&lt;o.name&gt;">name</text:text-input></text:span><text:span text:style-name="T3"><text:text-input text:description="&lt;/when&gt;">end when</text:text-input></text:span><text:span text:style-name="T3"><text:text-input text:description="&lt;otherwise&gt;">otherwise</text:text-input></text:span><text:text-input text:description="&lt;_()&gt;">Angebots Nr:</text:text-input> <text:text-input text:description="&lt;o.name&gt;">name</text:text-input><text:span text:style-name="T1"><text:text-input text:description="&lt;/otherwise&gt;">end otherwise</text:text-input></text:span><text:span text:style-name="T1"><text:text-input text:description="&lt;/choose&gt;">end choose</text:text-input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1">
            <table:table-cell table:style-name="Tabelle2.A1" table:number-columns-spanned="4" office:value-type="string">
              <text:p text:style-name="P5"><text:text-input text:description="&lt;_()&gt;">Referenz Anfrage Nr.:</text:text-input></text:p>
            </table:table-cell>
            <table:covered-table-cell/>
            <table:covered-table-cell/>
            <table:covered-table-cell/>
            <table:table-cell table:style-name="Tabelle2.A1" table:number-columns-spanned="7" office:value-type="string">
              <text:p text:style-name="P13"><text:text-input text:description="&lt;def_inc('line_number', start=1)&gt;">initialize line_number</text:text-inpu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.1">
            <table:table-cell table:style-name="Tabelle2.A3" office:value-type="string">
              <text:p text:style-name="P31"><text:text-input text:description="&lt;_()&gt;">Pos.</text:text-input></text:p>
            </table:table-cell>
            <table:table-cell table:style-name="Tabelle2.A3" table:number-columns-spanned="2" office:value-type="string">
              <text:p text:style-name="P31"><text:text-input text:description="&lt;_()&gt;">Artikel Nr.</text:text-input></text:p>
            </table:table-cell>
            <table:covered-table-cell/>
            <table:table-cell table:style-name="Tabelle2.A3" table:number-columns-spanned="2" office:value-type="string">
              <text:p text:style-name="P31"><text:text-input text:description="&lt;_()&gt;">Steuersatz</text:text-input></text:p>
            </table:table-cell>
            <table:covered-table-cell/>
            <table:table-cell table:style-name="Tabelle2.A3" office:value-type="string">
              <text:p text:style-name="P31"><text:text-input text:description="&lt;_()&gt;">Preis / Stk.</text:text-input></text:p>
            </table:table-cell>
            <table:table-cell table:style-name="Tabelle2.A3" office:value-type="string">
              <text:p text:style-name="P31"><text:text-input text:description="&lt;_()&gt;">Menge</text:text-input></text:p>
            </table:table-cell>
            <table:table-cell table:style-name="Tabelle2.A3" table:number-columns-spanned="2" office:value-type="string">
              <text:p text:style-name="P31"><text:text-input text:description="&lt;len([ 1 for line in o.order_line if line.discount &gt; 0 ]) &gt; 0 and _('Rabatt')&gt;">Rabatt</text:text-input></text:p>
            </table:table-cell>
            <table:covered-table-cell/>
            <table:table-cell table:style-name="Tabelle2.A3" table:number-columns-spanned="2" office:value-type="string">
              <text:p text:style-name="P31"><text:text-input text:description="&lt;_()&gt;">Preis gesamt</text:text-input></text:p>
            </table:table-cell>
            <table:covered-table-cell/>
          </table:table-row>
        </table:table-header-rows>
        <table:table-row table:style-name="Tabelle2.4">
          <table:table-cell table:style-name="Tabelle2.A4" table:number-columns-spanned="11" office:value-type="string">
            <text:p text:style-name="P37"><text:text-input text:description="&lt;for each=&quot;line in o.order_line&quot;&gt;">[for order line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4" table:number-columns-spanned="11" office:value-type="string">
            <text:p text:style-name="P19"><text:text-input text:description="&lt;if test=&quot;line.product_id.name=='HEADER'&quot;&gt;">[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6" office:value-type="string">
            <text:p text:style-name="P20"/>
          </table:table-cell>
          <table:table-cell table:style-name="Tabelle2.A6" table:number-columns-spanned="5" office:value-type="string">
            <text:p text:style-name="P21"><text:text-input text:description="&lt;line.name&gt;">produkt line</text:text-input></text:p>
          </table:table-cell>
          <table:covered-table-cell/>
          <table:covered-table-cell/>
          <table:covered-table-cell/>
          <table:covered-table-cell/>
          <table:table-cell table:style-name="Tabelle2.A6" table:number-columns-spanned="2" office:value-type="string">
            <text:p text:style-name="P20"/>
          </table:table-cell>
          <table:covered-table-cell/>
          <table:table-cell table:style-name="Tabelle2.A6" table:number-columns-spanned="2" office:value-type="string">
            <text:p text:style-name="P20"/>
          </table:table-cell>
          <table:covered-table-cell/>
          <table:table-cell table:style-name="Tabelle2.A6" office:value-type="string">
            <text:p text:style-name="P20"/>
          </table:table-cell>
        </table:table-row>
        <table:table-row table:style-name="Tabelle2.1">
          <table:table-cell table:style-name="Tabelle2.A6" table:number-columns-spanned="11" office:value-type="string">
            <text:p text:style-name="P24"><text:text-input text:description="&lt;/if&gt;">[/If HEADER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6" table:number-columns-spanned="11" office:value-type="string">
            <text:p text:style-name="P24"><text:text-input text:description="&lt;if test=&quot;line.product_id.name in ['SUBTOTAL', 'SUBTOTAL-ALL']&quot;&gt;">[if SUBTOTAL or SUBTOTAL-AL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6" table:number-columns-spanned="10" office:value-type="string">
            <text:p text:style-name="P25"><text:text-input text:description="&lt;_()&gt;">Subtotal: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2.A6" office:value-type="string">
            <text:p text:style-name="P30"><text:text-input text:description="&lt;formatLang(get_subtotal(line), monetary=True, currency_obj=(o.currency_id or company.currency_id))&gt;">[subtotal]</text:text-input></text:p>
          </table:table-cell>
        </table:table-row>
        <table:table-row table:style-name="Tabelle2.1">
          <table:table-cell table:style-name="Tabelle2.A4" table:number-columns-spanned="11" office:value-type="string">
            <text:p text:style-name="P19"><text:text-input text:description="&lt;/if&gt;">[/If SUBTOTAL or SUBTOTAL-AL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4" table:number-columns-spanned="11" office:value-type="string">
            <text:p text:style-name="P19"><text:text-input text:description="&lt;if test=&quot;line.product_id.name not in ['HEADER', 'SUBTOTAL', 'SUBTOTAL-ALL']&quot;&gt;">[if not HEADER or SUBTOTAL or SUBTOTAL-AL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4" office:value-type="string">
            <text:p text:style-name="P22"><text:text-input text:description="&lt; (getattr(line,'optional', False) and &quot;*&quot; or &quot;&quot;) + str(next('line_number'))&gt;">[#]</text:text-input></text:p>
          </table:table-cell>
          <table:table-cell table:style-name="Tabelle2.A4" table:number-columns-spanned="2" office:value-type="string">
            <text:p text:style-name="P23"><text:text-input text:description="&lt;line.product_id.code&gt;">produkt ID</text:text-input></text:p>
          </table:table-cell>
          <table:covered-table-cell/>
          <table:table-cell table:style-name="Tabelle2.A4" table:number-columns-spanned="2" office:value-type="string">
            <text:p text:style-name="P22"><text:text-input text:description="&lt;for each=&quot;entry in line.tax_id&quot;&gt;">for each ENTRY</text:text-input></text:p>
            <text:p text:style-name="P22"><text:text-input text:description="&lt;entry.name&gt;">entry</text:text-input></text:p>
            <text:p text:style-name="P22"><text:text-input text:description="&lt;/for&gt;">end FOR</text:text-input></text:p>
          </table:table-cell>
          <table:covered-table-cell/>
          <table:table-cell table:style-name="Tabelle2.A4" office:value-type="string">
            <text:p text:style-name="P22"><text:text-input text:description="&lt;not getattr(line,&quot;hide_price&quot;, False) and formatLang(line.price_unit,monetary=True,currency_obj=o.currency_id) or &quot;&quot;&gt;">price</text:text-input></text:p>
          </table:table-cell>
          <table:table-cell table:style-name="Tabelle2.A4" table:number-columns-spanned="2" office:value-type="string">
            <text:p text:style-name="P22"><text:text-input text:description="&lt;formatLang(line.product_uos_qty)&gt;">Quantity</text:text-input> <text:text-input text:description="&lt;line.product_uom.name&gt;">UoM</text:text-input></text:p>
          </table:table-cell>
          <table:covered-table-cell/>
          <table:table-cell table:style-name="Tabelle2.A4" table:number-columns-spanned="2" office:value-type="string">
            <text:p text:style-name="P22"><text:text-input text:description="&lt;not getattr(line,&quot;hide_price&quot;, False) and line.discount &gt; 0 and formatLang(line.discount) +&quot; %&quot; or &quot;&quot;&gt;">Rabatt</text:text-input></text:p>
          </table:table-cell>
          <table:covered-table-cell/>
          <table:table-cell table:style-name="Tabelle2.A4" office:value-type="string">
            <text:p text:style-name="P22"><text:text-input text:description="&lt;not getattr(line,&quot;hide_price&quot;, False) and formatLang(line.price_subtotal, monetary=True, currency_obj=o.currency_id) or &quot;&quot;&gt;">[Total]</text:text-input></text:p>
          </table:table-cell>
        </table:table-row>
        <table:table-row table:style-name="Tabelle2.1">
          <table:table-cell table:style-name="Tabelle2.A4" table:number-columns-spanned="11" office:value-type="string">
            <text:p text:style-name="P26"><text:text-input text:description="&lt;if test=&quot;o.openat_report_incl_description or o.openat_report_incl_image&quot;&gt;">[if DESC. or IMAGE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4" table:number-columns-spanned="2" office:value-type="string">
            <text:p text:style-name="P14"/>
          </table:table-cell>
          <table:covered-table-cell/>
          <table:table-cell table:style-name="Tabelle2.A4" table:number-columns-spanned="4" office:value-type="string">
            <text:p text:style-name="P28"><text:text-input text:description="&lt;if test=&quot;o.openat_report_incl_description&quot;&gt;">[if DESC.]</text:text-input></text:p>
            <text:p text:style-name="P15"><text:placeholder text:placeholder-type="text">&lt;line.name&gt;</text:placeholder></text:p>
            <text:p text:style-name="P29"><text:text-input text:description="&lt;/if&gt;">[/If DESC.]</text:text-input></text:p>
          </table:table-cell>
          <table:covered-table-cell/>
          <table:covered-table-cell/>
          <table:covered-table-cell/>
          <table:table-cell table:style-name="Tabelle2.A4" table:number-columns-spanned="5" office:value-type="string">
            <text:p text:style-name="P27"><draw:frame draw:style-name="fr6" draw:name="image: asimage((o.openat_report_incl_image and line.product_id) and line.product_id.image_medium or False, uom='cm', size_x=5, hold_ratio=True)" text:anchor-type="as-char" svg:y="0cm" svg:width="3.812cm" draw:z-index="5"><draw:text-box fo:min-height="1.528cm"><text:p text:style-name="Frame_20_contents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4" table:number-columns-spanned="11" office:value-type="string">
            <text:p text:style-name="P26"><text:text-input text:description="&lt;/if&gt;">[/If DESC. or IMAGE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16" table:number-columns-spanned="11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4" table:number-columns-spanned="11" office:value-type="string">
            <text:p text:style-name="P24"><text:text-input text:description="&lt;/if&gt;">[/If not HEADER or SUBTOTAL or SUBTOTAL-ALL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table:style-name="Tabelle2.A4" table:number-columns-spanned="11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<text:text-input text:description="&lt;_()&gt;">Nettosumme</text:text-input></text:p>
          </table:table-cell>
          <table:table-cell table:style-name="Table1.A1" office:value-type="string">
            <text:p text:style-name="P34"><text:text-input text:description="&lt;formatLang(o.amount_untaxed, monetary=True, currency_obj=o.currency_id)&gt;">sum net</text:text-input></text:p>
          </table:table-cell>
        </table:table-row>
        <table:table-row table:style-name="Table1.1">
          <table:table-cell table:style-name="Table1.A1" office:value-type="string">
            <text:p text:style-name="P32"><text:text-input text:description="&lt;_()&gt;">MwSt.</text:text-input></text:p>
          </table:table-cell>
          <table:table-cell table:style-name="Table1.A1" office:value-type="string">
            <text:p text:style-name="P34"><text:text-input text:description="&lt;formatLang(o.amount_tax,monetary=True,currency_obj=o.currency_id)&gt;">sum tax</text:text-input></text:p>
          </table:table-cell>
        </table:table-row>
        <table:table-row table:style-name="Table1.1">
          <table:table-cell table:style-name="Table1.A1" office:value-type="string">
            <text:p text:style-name="P33"><text:text-input text:description="&lt;_()&gt;">Endbetrag</text:text-input></text:p>
          </table:table-cell>
          <table:table-cell table:style-name="Table1.A1" office:value-type="string">
            <text:p text:style-name="P35"><text:text-input text:description="&lt;formatLang(o.amount_total,monetary=True,currency_obj=o.currency_id)&gt;">sum</text:text-input></text:p>
          </table:table-cell>
        </table:table-row>
        <table:table-row table:style-name="Table1.1"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><text:text-input text:description="&lt;_()&gt;">Zahlungsbedingunen:</text:text-input></text:p>
            <text:p text:style-name="P17"><text:text-input text:description="&lt;o.payment_term.name&gt;">Zahlungsbedingungen</text:text-input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text-input text:description="&lt;_()&gt;">Lieferbedingungen:</text:text-input></text:p>
            <text:p text:style-name="P10"><text:text-input text:description="&lt;o.incoterm.name&gt;">lieferbedingungen</text:text-input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<text:text-input text:description="&lt;_()&gt;">Zusatzinformationen:</text:text-input></text:p>
            <text:p text:style-name="P10"><text:text-input text:description="&lt;o.note&gt;">Termsandconditions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_5f_Standard_5f_Berichtskopf_5f_Abstand" style:display-name="_Standard_Berichtskopf_Abstand" style:family="paragraph" style:parent-style-name="Standard">
      <style:paragraph-properties fo:margin-top="5.001cm" fo:margin-bottom="0cm" style:shadow="none"/>
    </style:style>
    <style:style style:name="Table_20_Invoice_20_Line" style:display-name="Table Invoice Line" style:family="paragraph" style:parent-style-name="Table_20_Contents">
      <style:text-properties fo:font-size="8pt" style:font-weight-asian="normal"/>
    </style:style>
    <style:style style:name="Table_20_Invoice_20_Line_20_Head" style:display-name="Table Invoice Line Head" style:family="paragraph" style:parent-style-name="Table_20_Contents" style:master-page-name="">
      <style:paragraph-properties style:page-number="auto"/>
      <style:text-properties fo:font-size="8pt" fo:font-weight="bold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Oberhalb" style:display-name="_Adresse_Re_Oberhalb" style:family="graphic" style:parent-style-name="Frame">
      <style:graphic-properties svg:width="6.214cm" fo:min-height="2.148cm" text:anchor-type="paragraph" svg:x="8.5cm" svg:y="0.199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inside" style:horizontal-rel="paragraph" fo:padding="0cm" fo:border="none" style:shadow="none"/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8:25:45.27</meta:creation-date>
    <dc:date>2013-11-25T12:52:01.09</dc:date>
    <meta:editing-duration>P1DT12H52M23S</meta:editing-duration>
    <meta:editing-cycles>133</meta:editing-cycles>
    <meta:generator>OpenOffice/4.0.0$Win32 OpenOffice.org_project/400m3$Build-9702</meta:generator>
    <dc:creator>Office Blendpunkt</dc:creator>
    <meta:document-statistic meta:table-count="3" meta:image-count="0" meta:object-count="0" meta:page-count="1" meta:paragraph-count="69" meta:word-count="143" meta:character-count="1044"/>
  </office:meta>
</office:document-meta>
</file>